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background-color="#c0c0c0"/>
    </style:style>
    <style:style style:name="T2" style:family="text">
      <style:text-properties fo:font-style="italic" fo:background-color="#c0c0c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Preferential Looking paradigm</text:p>
      <text:p text:style-name="Standard"><text:tab/>By Chris van Run (11-06-2015)</text:p>
      <text:p text:style-name="Standard"/>
      <text:p text:style-name="Standard">Several settings need to be set in the participant record: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Options</text:p>
          </table:table-cell>
          <table:table-cell table:style-name="Table1.C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Table_20_Contents">Condition</text:p>
          </table:table-cell>
          <table:table-cell table:style-name="Table1.A2" office:value-type="string">
            <text:p text:style-name="Table_20_Contents">'IDS' or 'ADS'</text:p>
          </table:table-cell>
          <table:table-cell table:style-name="Table1.C2" office:value-type="string">
            <text:p text:style-name="Table_20_Contents">Plays audio stimuli from either the ADS or IDS directory</text:p>
          </table:table-cell>
        </table:table-row>
        <table:table-row>
          <table:table-cell table:style-name="Table1.A2" office:value-type="string">
            <text:p text:style-name="Table_20_Contents">image_pair</text:p>
          </table:table-cell>
          <table:table-cell table:style-name="Table1.A2" office:value-type="string">
            <text:p text:style-name="Table_20_Contents">'1' or '2'</text:p>
          </table:table-cell>
          <table:table-cell table:style-name="Table1.C2" office:value-type="string">
            <text:p text:style-name="Table_20_Contents">Selects the prefix for the image file: either '1_' or '2_'</text:p>
          </table:table-cell>
        </table:table-row>
        <table:table-row>
          <table:table-cell table:style-name="Table1.A2" office:value-type="string">
            <text:p text:style-name="Table_20_Contents">target_image</text:p>
          </table:table-cell>
          <table:table-cell table:style-name="Table1.A2" office:value-type="string">
            <text:p text:style-name="Table_20_Contents">'1' or '2'</text:p>
          </table:table-cell>
          <table:table-cell table:style-name="Table1.C2" office:value-type="string">
            <text:p text:style-name="Table_20_Contents">One of the two stimuli is the target. It gets set to either image 1 or 2.</text:p>
          </table:table-cell>
        </table:table-row>
        <table:table-row>
          <table:table-cell table:style-name="Table1.A2" office:value-type="string">
            <text:p text:style-name="Table_20_Contents">target_side</text:p>
          </table:table-cell>
          <table:table-cell table:style-name="Table1.A2" office:value-type="string">
            <text:p text:style-name="Table_20_Contents">'LEFT' or 'RIGHT'</text:p>
          </table:table-cell>
          <table:table-cell table:style-name="Table1.C2" office:value-type="string">
            <text:p text:style-name="Table_20_Contents">The position of the target.</text:p>
          </table:table-cell>
        </table:table-row>
        <table:table-row>
          <table:table-cell table:style-name="Table1.A2" office:value-type="string">
            <text:p text:style-name="Table_20_Contents">target_word</text:p>
          </table:table-cell>
          <table:table-cell table:style-name="Table1.A2" office:value-type="string">
            <text:p text:style-name="Table_20_Contents">'MODI' or 'DOBOE'</text:p>
          </table:table-cell>
          <table:table-cell table:style-name="Table1.C2" office:value-type="string">
            <text:p text:style-name="Table_20_Contents">Which word pair is selected. Nb: the first word of the pair is automatically selected for the target.</text:p>
          </table:table-cell>
        </table:table-row>
      </table:table>
      <text:p text:style-name="Standard"/>
      <text:p text:style-name="Standard">There are no groups to be selected.</text:p>
      <text:p text:style-name="Standard"/>
      <text:p text:style-name="Standard">The participant record variables that are prefixed with 'target_' are combined into a directory path. In this directory a selection of CVS files are expected that contain the selected settings. The directory path is build as follows:</text:p>
      <text:p text:style-name="Standard"/>
      <text:p text:style-name="Standard"><text:span text:style-name="T2">&lt;stimuli_dir()&gt;/&lt;target_side</text:span><text:span text:style-name="T1">&gt;&lt;</text:span><text:span text:style-name="T2">target_image</text:span><text:span text:style-name="T1">&gt;&lt;</text:span><text:span text:style-name="T2">target_word</text:span><text:span text:style-name="T1">&gt; (e.g. LEFT1MODI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5-06-02T11:01:35</meta:creation-date>
    <dc:date>2015-06-11T11:19:33</dc:date>
    <dc:creator>Chris Run</dc:creator>
    <meta:editing-duration>PT2M32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1" meta:paragraph-count="24" meta:word-count="150" meta:character-count="924" meta:non-whitespace-character-count="797"/>
  </office:meta>
</office:document-meta>
</file>